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aramond" svg:font-family="Garamond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a28" officeooo:paragraph-rsid="001d8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2_P2</text:p>
      <text:p text:style-name="P1">a. </text:p>
      <text:p text:style-name="P1">SELECT c.Make, c.Model, c.Color, c.Driver, b.DateTimePicked,b.Passenger</text:p>
      <text:p text:style-name="P1">FROM Car c, Booking b</text:p>
      <text:p text:style-name="P1">WHERE c.ID_ = b.CarID;</text:p>
      <text:p text:style-name="P1"/>
      <text:p text:style-name="P1">b. </text:p>
      <text:p text:style-name="P1">SELECT DISTINCT CAST(CONCAT(firstname, ' ', lastname) AS VARCHAR(50))</text:p>
      <text:p text:style-name="P1">FROM Passenger</text:p>
      <text:p text:style-name="P1">WHERE CAST(CONCAT(firstname, ' ', lastname) AS VARCHAR(50)) NOT IN (SELECT DISTINCT Passenger FROM Booking);</text:p>
      <text:p text:style-name="P1"/>
      <text:p text:style-name="P1">c.</text:p>
      <text:p text:style-name="P1">SELECT DISTINCT ID_, Driver</text:p>
      <text:p text:style-name="P1">FROM Car</text:p>
      <text:p text:style-name="P1">WHERE ID_ NOT IN (SELECT DISTINCT CarID FROM Booking);</text:p>
      <text:p text:style-name="P1"/>
      <text:p text:style-name="P1">d.</text:p>
      <text:p text:style-name="P1">SELECT t.ID_, b.TripID, t.Origin, t.Destination, count(*)</text:p>
      <text:p text:style-name="P1">FROM Trip t, Booking b</text:p>
      <text:p text:style-name="P1">WHERE t.ID_ = b.TripID</text:p>
      <text:p text:style-name="P1">GROUP BY t.ID_, b.TripID, t.Origin, t.Destination</text:p>
      <text:p text:style-name="P1">ORDER BY count DESC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aramond" svg:font-family="Garamond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8T23:25:45.915653859</meta:creation-date>
    <dc:date>2020-06-28T23:28:06.494486209</dc:date>
    <meta:editing-duration>PT2M21S</meta:editing-duration>
    <meta:editing-cycles>1</meta:editing-cycles>
    <meta:document-statistic meta:table-count="0" meta:image-count="0" meta:object-count="0" meta:page-count="1" meta:paragraph-count="19" meta:word-count="84" meta:character-count="584" meta:non-whitespace-character-count="517"/>
    <meta:generator>LibreOffice/6.3.5.2$Linux_X86_64 LibreOffice_project/30$Build-2</meta:generator>
  </office:meta>
</office:document-meta>
</file>